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0 solutions.I3:solutions.I3 solutions.I4:solutions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344.44pt" svg:x="635.36pt" svg:y="400.28pt">
            <draw:object draw:notify-on-update-of-ranges="solutions.E4:solutions.E20 solutions.H4:solutions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],[4,5],[]] <text:s text:c="4"/>Move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],[5,4],[]] <text:s text:c="4"/>Move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],[3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],[5,3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1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0]" office:value-type="float" office:value="0.00833333333333333" calcext:value-type="float">
            <text:p>0.0083</text:p>
          </table:table-cell>
          <table:table-cell table:style-name="ce2" table:formula="of:=[.F4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1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0]" office:value-type="float" office:value="0" calcext:value-type="float">
            <text:p>0.0000</text:p>
          </table:table-cell>
          <table:table-cell table:style-name="ce2" table:formula="of:=[.F5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],[4,3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1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0]" office:value-type="float" office:value="0" calcext:value-type="float">
            <text:p>0.0000</text:p>
          </table:table-cell>
          <table:table-cell table:style-name="ce2" table:formula="of:=[.F6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],[4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1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0]" office:value-type="float" office:value="0" calcext:value-type="float">
            <text:p>0.0000</text:p>
          </table:table-cell>
          <table:table-cell table:style-name="ce2" table:formula="of:=[.F7]/[.$F$20]" office:value-type="float" office:value="0.00833333333333333" calcext:value-type="float">
            <text:p>0.00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],[5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120]; [.E8])" office:value-type="float" office:value="2" calcext:value-type="float">
            <text:p>2</text:p>
          </table:table-cell>
          <table:table-cell table:style-name="ce1" table:formula="of:=[.F8]-[.F7]" office:value-type="float" office:value="1" calcext:value-type="float">
            <text:p>1</text:p>
          </table:table-cell>
          <table:table-cell table:style-name="ce2" table:formula="of:=[.G8]/[.$F$20]" office:value-type="float" office:value="0.00833333333333333" calcext:value-type="float">
            <text:p>0.0083</text:p>
          </table:table-cell>
          <table:table-cell table:style-name="ce2" table:formula="of:=[.F8]/[.$F$20]" office:value-type="float" office:value="0.0166666666666667" calcext:value-type="float">
            <text:p>0.016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],[2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120]; [.E9])" office:value-type="float" office:value="4" calcext:value-type="float">
            <text:p>4</text:p>
          </table:table-cell>
          <table:table-cell table:style-name="ce1" table:formula="of:=[.F9]-[.F8]" office:value-type="float" office:value="2" calcext:value-type="float">
            <text:p>2</text:p>
          </table:table-cell>
          <table:table-cell table:style-name="ce2" table:formula="of:=[.G9]/[.$F$20]" office:value-type="float" office:value="0.0166666666666667" calcext:value-type="float">
            <text:p>0.0167</text:p>
          </table:table-cell>
          <table:table-cell table:style-name="ce2" table:formula="of:=[.F9]/[.$F$20]" office:value-type="float" office:value="0.0333333333333333" calcext:value-type="float">
            <text:p>0.033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120]; [.E10])" office:value-type="float" office:value="7" calcext:value-type="float">
            <text:p>7</text:p>
          </table:table-cell>
          <table:table-cell table:style-name="ce1" table:formula="of:=[.F10]-[.F9]" office:value-type="float" office:value="3" calcext:value-type="float">
            <text:p>3</text:p>
          </table:table-cell>
          <table:table-cell table:style-name="ce2" table:formula="of:=[.G10]/[.$F$20]" office:value-type="float" office:value="0.025" calcext:value-type="float">
            <text:p>0.0250</text:p>
          </table:table-cell>
          <table:table-cell table:style-name="ce2" table:formula="of:=[.F10]/[.$F$20]" office:value-type="float" office:value="0.0583333333333333" calcext:value-type="float">
            <text:p>0.05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],[2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120]; [.E11])" office:value-type="float" office:value="18" calcext:value-type="float">
            <text:p>18</text:p>
          </table:table-cell>
          <table:table-cell table:style-name="ce1" table:formula="of:=[.F11]-[.F10]" office:value-type="float" office:value="11" calcext:value-type="float">
            <text:p>11</text:p>
          </table:table-cell>
          <table:table-cell table:style-name="ce2" table:formula="of:=[.G11]/[.$F$20]" office:value-type="float" office:value="0.0916666666666667" calcext:value-type="float">
            <text:p>0.0917</text:p>
          </table:table-cell>
          <table:table-cell table:style-name="ce2" table:formula="of:=[.F11]/[.$F$20]" office:value-type="float" office:value="0.15" calcext:value-type="float">
            <text:p>0.1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],[4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120]; [.E12])" office:value-type="float" office:value="30" calcext:value-type="float">
            <text:p>30</text:p>
          </table:table-cell>
          <table:table-cell table:style-name="ce1" table:formula="of:=[.F12]-[.F11]" office:value-type="float" office:value="12" calcext:value-type="float">
            <text:p>12</text:p>
          </table:table-cell>
          <table:table-cell table:style-name="ce2" table:formula="of:=[.G12]/[.$F$20]" office:value-type="float" office:value="0.1" calcext:value-type="float">
            <text:p>0.1000</text:p>
          </table:table-cell>
          <table:table-cell table:style-name="ce2" table:formula="of:=[.F12]/[.$F$20]" office:value-type="float" office:value="0.25" calcext:value-type="float">
            <text:p>0.2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],[3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120]; [.E13])" office:value-type="float" office:value="47" calcext:value-type="float">
            <text:p>47</text:p>
          </table:table-cell>
          <table:table-cell table:style-name="ce1" table:formula="of:=[.F13]-[.F12]" office:value-type="float" office:value="17" calcext:value-type="float">
            <text:p>17</text:p>
          </table:table-cell>
          <table:table-cell table:style-name="ce2" table:formula="of:=[.G13]/[.$F$20]" office:value-type="float" office:value="0.141666666666667" calcext:value-type="float">
            <text:p>0.1417</text:p>
          </table:table-cell>
          <table:table-cell table:style-name="ce2" table:formula="of:=[.F13]/[.$F$20]" office:value-type="float" office:value="0.391666666666667" calcext:value-type="float">
            <text:p>0.391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],[5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120]; [.E14])" office:value-type="float" office:value="66" calcext:value-type="float">
            <text:p>66</text:p>
          </table:table-cell>
          <table:table-cell table:style-name="ce1" table:formula="of:=[.F14]-[.F13]" office:value-type="float" office:value="19" calcext:value-type="float">
            <text:p>19</text:p>
          </table:table-cell>
          <table:table-cell table:style-name="ce2" table:formula="of:=[.G14]/[.$F$20]" office:value-type="float" office:value="0.158333333333333" calcext:value-type="float">
            <text:p>0.1583</text:p>
          </table:table-cell>
          <table:table-cell table:style-name="ce2" table:formula="of:=[.F14]/[.$F$20]" office:value-type="float" office:value="0.55" calcext:value-type="float">
            <text:p>0.55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],[2,5],[]] <text:s text:c="4"/>Moves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120]; [.E15])" office:value-type="float" office:value="94" calcext:value-type="float">
            <text:p>94</text:p>
          </table:table-cell>
          <table:table-cell table:style-name="ce1" table:formula="of:=[.F15]-[.F14]" office:value-type="float" office:value="28" calcext:value-type="float">
            <text:p>28</text:p>
          </table:table-cell>
          <table:table-cell table:style-name="ce2" table:formula="of:=[.G15]/[.$F$20]" office:value-type="float" office:value="0.233333333333333" calcext:value-type="float">
            <text:p>0.2333</text:p>
          </table:table-cell>
          <table:table-cell table:style-name="ce2" table:formula="of:=[.F15]/[.$F$20]" office:value-type="float" office:value="0.783333333333333" calcext:value-type="float">
            <text:p>0.783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],[5,2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120]; [.E16])" office:value-type="float" office:value="110" calcext:value-type="float">
            <text:p>110</text:p>
          </table:table-cell>
          <table:table-cell table:style-name="ce1" table:formula="of:=[.F16]-[.F15]" office:value-type="float" office:value="16" calcext:value-type="float">
            <text:p>16</text:p>
          </table:table-cell>
          <table:table-cell table:style-name="ce2" table:formula="of:=[.G16]/[.$F$20]" office:value-type="float" office:value="0.133333333333333" calcext:value-type="float">
            <text:p>0.1333</text:p>
          </table:table-cell>
          <table:table-cell table:style-name="ce2" table:formula="of:=[.F16]/[.$F$20]" office:value-type="float" office:value="0.916666666666667" calcext:value-type="float">
            <text:p>0.916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],[2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120]; [.E17])" office:value-type="float" office:value="115" calcext:value-type="float">
            <text:p>115</text:p>
          </table:table-cell>
          <table:table-cell table:style-name="ce1" table:formula="of:=[.F17]-[.F16]" office:value-type="float" office:value="5" calcext:value-type="float">
            <text:p>5</text:p>
          </table:table-cell>
          <table:table-cell table:style-name="ce2" table:formula="of:=[.G17]/[.$F$20]" office:value-type="float" office:value="0.0416666666666667" calcext:value-type="float">
            <text:p>0.0417</text:p>
          </table:table-cell>
          <table:table-cell table:style-name="ce2" table:formula="of:=[.F17]/[.$F$20]" office:value-type="float" office:value="0.958333333333333" calcext:value-type="float">
            <text:p>0.958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],[3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120]; [.E18])" office:value-type="float" office:value="120" calcext:value-type="float">
            <text:p>120</text:p>
          </table:table-cell>
          <table:table-cell table:style-name="ce1" table:formula="of:=[.F18]-[.F17]" office:value-type="float" office:value="5" calcext:value-type="float">
            <text:p>5</text:p>
          </table:table-cell>
          <table:table-cell table:style-name="ce2" table:formula="of:=[.G18]/[.$F$20]" office:value-type="float" office:value="0.0416666666666667" calcext:value-type="float">
            <text:p>0.0417</text:p>
          </table:table-cell>
          <table:table-cell table:style-name="ce2" table:formula="of:=[.F18]/[.$F$20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120]; [.E19])" office:value-type="float" office:value="120" calcext:value-type="float">
            <text:p>120</text:p>
          </table:table-cell>
          <table:table-cell table:style-name="ce1" table:formula="of:=[.F19]-[.F18]" office:value-type="float" office:value="0" calcext:value-type="float">
            <text:p>0</text:p>
          </table:table-cell>
          <table:table-cell table:style-name="ce2" table:formula="of:=[.G19]/[.$F$20]" office:value-type="float" office:value="0" calcext:value-type="float">
            <text:p>0.0000</text:p>
          </table:table-cell>
          <table:table-cell table:style-name="ce2" table:formula="of:=[.F19]/[.$F$20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],[4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120]; [.E20])" office:value-type="float" office:value="120" calcext:value-type="float">
            <text:p>120</text:p>
          </table:table-cell>
          <table:table-cell table:style-name="ce1" table:formula="of:=[.F20]-[.F19]" office:value-type="float" office:value="0" calcext:value-type="float">
            <text:p>0</text:p>
          </table:table-cell>
          <table:table-cell table:style-name="ce2" table:formula="of:=[.G20]/[.$F$20]" office:value-type="float" office:value="0" calcext:value-type="float">
            <text:p>0.0000</text:p>
          </table:table-cell>
          <table:table-cell table:style-name="ce2" table:formula="of:=[.F20]/[.$F$20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],[2,4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],[4,2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],[2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],[3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],[4,5],[]] <text:s text:c="4"/>Moves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],[5,4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],[3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],[5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],[3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],[4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1],[4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1],[5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4],[1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4],[5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5],[1,4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3,5],[4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1],[3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1],[5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3],[1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3],[5,1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5],[1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4,5],[3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1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1],[4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3],[1,4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3],[4,1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4],[1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5,4],[3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2],[4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2],[5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4],[2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4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5],[2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1,5],[4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1],[4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1],[5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4],[1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4],[5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5],[1,4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2,5],[4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1],[2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1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2],[1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2],[5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5],[1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4,5],[2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1],[2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1],[4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2],[1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2],[4,1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4],[1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3,5,4],[2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2],[3,5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2],[5,3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3],[2,5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3],[5,2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5],[2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1,5],[3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1],[3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1],[5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3],[1,5],[]] <text:s text:c="4"/>Move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3],[5,1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5],[1,3],[]] <text:s text:c="4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2,5],[3,1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1],[2,5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1],[5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2],[1,5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2],[5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5],[1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3,5],[2,1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1],[2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1],[3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2],[1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2],[3,1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3],[1,2],[]] <text:s text:c="4"/>Moves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4,5,3],[2,1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2],[3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2],[4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3],[2,4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3],[4,2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4],[2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1,4],[3,2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1],[3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1],[4,3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3],[1,4],[]] <text:s text:c="4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3],[4,1],[]] <text:s text:c="4"/>Moves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4],[1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2,4],[3,1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1],[2,4],[]] <text:s text:c="4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1],[4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2],[1,4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2],[4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4],[1,2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3,4],[2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1],[2,3],[]] <text:s text:c="4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1],[3,2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2],[1,3],[]] <text:s text:c="4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2],[3,1],[]] <text:s text:c="4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3],[1,2],[]] <text:s text:c="4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5,4,3],[2,1],[]] <text:s text:c="4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 table:number-rows-repeated="2880">
          <table:table-cell table:number-columns-repeated="9"/>
        </table:table-row>
        <table:table-row table:style-name="ro1" table:number-rows-repeated="13000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0325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3:30:49.705023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2-10T13:32:42.709935363</dc:date>
    <meta:editing-duration>PT1H1M28S</meta:editing-duration>
    <meta:editing-cycles>35</meta:editing-cycles>
    <meta:document-statistic meta:table-count="1" meta:cell-count="45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65cm" svg:y="0.368cm" chart:style-name="ch2">
          <text:p>Number of Moves for Small Inglenook Sidings Puzzle</text:p>
        </chart:title>
        <chart:plot-area chart:style-name="ch3" table:cell-range-address="solutions.E4:solutions.E20 solutions.I3:solutions.I20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0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0" chart:label-cell-address="solutions.I3:solutions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0</svg:desc>
                </draw:g>
              </table:table-cell>
              <table:table-cell office:value-type="float" office:value="0.00833333333333333">
                <text:p>0.00833333333333333</text:p>
                <draw:g>
                  <svg:desc>solutions.I4:solutions.I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83333333333333">
                <text:p>0.058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1666666666667">
                <text:p>0.391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2.152cm" xlink:href=".." xlink:type="simple" chart:class="chart:bar" chart:style-name="ch1">
        <chart:title svg:x="2.654cm" svg:y="0.379cm" chart:style-name="ch2">
          <text:p>Number of Moves for Small Inglenook Sidings Puzzle</text:p>
        </chart:title>
        <chart:plot-area chart:style-name="ch3" table:cell-range-address="solutions.E4:solutions.E20 solutions.H4:solutions.H20" chart:data-source-has-labels="column" svg:x="1.331cm" svg:y="1.401cm" svg:width="14.353cm" svg:height="9.527cm">
          <chartooo:coordinate-region svg:x="2.243cm" svg:y="1.6cm" svg:width="13.441cm" svg:height="8.681cm"/>
          <chart:axis chart:dimension="x" chart:name="primary-x" chart:style-name="ch4" chartooo:axis-type="auto">
            <chartooo:date-scale/>
            <chart:title svg:x="7.973cm" svg:y="11.171cm" chart:style-name="ch5">
              <text:p>Moves</text:p>
            </chart:title>
            <chart:categories table:cell-range-address="solutions.E4:solutions.E20"/>
          </chart:axis>
          <chart:axis chart:dimension="y" chart:name="primary-y" chart:style-name="ch6">
            <chart:title svg:x="0.451cm" svg:y="6.989cm" chart:style-name="ch7">
              <text:p>Frequency</text:p>
            </chart:title>
            <chart:grid chart:style-name="ch8" chart:class="major"/>
          </chart:axis>
          <chart:series chart:style-name="ch9" chart:values-cell-range-address="solutions.H4:solutions.H20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0</svg:desc>
                </draw:g>
              </table:table-cell>
              <table:table-cell office:value-type="float" office:value="0.00833333333333333">
                <text:p>0.00833333333333333</text:p>
                <draw:g>
                  <svg:desc>solutions.H4:solutions.H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16666666666667">
                <text:p>0.091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